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9307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2.7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urm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mec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FONSO BERNARDO MARQUES LAMAS</text:p>
          </table:table-cell>
          <table:table-cell office:value-type="float" office:value="132191" calcext:value-type="float">
            <text:p>132191</text:p>
          </table:table-cell>
          <table:table-cell office:value-type="string" calcext:value-type="string">
            <text:p>afonso.lama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FONSO MIGUEL RODRIGUES ALVES</text:p>
          </table:table-cell>
          <table:table-cell office:value-type="float" office:value="132403" calcext:value-type="float">
            <text:p>132403</text:p>
          </table:table-cell>
          <table:table-cell office:value-type="string" calcext:value-type="string">
            <text:p>alves.afons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DRE DA COSTA LOPES</text:p>
          </table:table-cell>
          <table:table-cell office:value-type="float" office:value="132432" calcext:value-type="float">
            <text:p>132432</text:p>
          </table:table-cell>
          <table:table-cell office:value-type="string" calcext:value-type="string">
            <text:p>acostalop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ÂNGELO FERREIRA VILAR</text:p>
          </table:table-cell>
          <table:table-cell office:value-type="float" office:value="132332" calcext:value-type="float">
            <text:p>132332</text:p>
          </table:table-cell>
          <table:table-cell office:value-type="string" calcext:value-type="string">
            <text:p>angeloferreiravilar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TÓNIO MOTA JOAQUIM</text:p>
          </table:table-cell>
          <table:table-cell office:value-type="float" office:value="132974" calcext:value-type="float">
            <text:p>132974</text:p>
          </table:table-cell>
          <table:table-cell office:value-type="string" calcext:value-type="string">
            <text:p>antoniomj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RTUR CORREIA DE OLIVEIRA AFONSO DE SOUSA</text:p>
          </table:table-cell>
          <table:table-cell office:value-type="float" office:value="108244" calcext:value-type="float">
            <text:p>108244</text:p>
          </table:table-cell>
          <table:table-cell office:value-type="string" calcext:value-type="string">
            <text:p>arturcoa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BEATRIZ DE JESUS LOPES</text:p>
          </table:table-cell>
          <table:table-cell office:value-type="float" office:value="132384" calcext:value-type="float">
            <text:p>132384</text:p>
          </table:table-cell>
          <table:table-cell office:value-type="string" calcext:value-type="string">
            <text:p>beatriz.jesus.lop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BERNARDO FERNANDES MACHADO</text:p>
          </table:table-cell>
          <table:table-cell office:value-type="float" office:value="132756" calcext:value-type="float">
            <text:p>132756</text:p>
          </table:table-cell>
          <table:table-cell office:value-type="string" calcext:value-type="string">
            <text:p>bernardofmachado07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ANIEL RODRIGO ALVES DA SILVA</text:p>
          </table:table-cell>
          <table:table-cell office:value-type="float" office:value="132547" calcext:value-type="float">
            <text:p>132547</text:p>
          </table:table-cell>
          <table:table-cell office:value-type="string" calcext:value-type="string">
            <text:p>dani.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AVI FERREIRA NAVARRO BAHIA</text:p>
          </table:table-cell>
          <table:table-cell office:value-type="float" office:value="132261" calcext:value-type="float">
            <text:p>132261</text:p>
          </table:table-cell>
          <table:table-cell office:value-type="string" calcext:value-type="string">
            <text:p>davibahi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IOGO MIGUEL GOMES DA COSTA SILVÉRIO</text:p>
          </table:table-cell>
          <table:table-cell office:value-type="float" office:value="132626" calcext:value-type="float">
            <text:p>132626</text:p>
          </table:table-cell>
          <table:table-cell office:value-type="string" calcext:value-type="string">
            <text:p>diogosilveri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ÁBIO ALEXANDRE CORAGEM ESPÍRITO SANTO</text:p>
          </table:table-cell>
          <table:table-cell office:value-type="float" office:value="132325" calcext:value-type="float">
            <text:p>132325</text:p>
          </table:table-cell>
          <table:table-cell office:value-type="string" calcext:value-type="string">
            <text:p>fabio.sant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ABRIEL DOS REIS SOUSA</text:p>
          </table:table-cell>
          <table:table-cell office:value-type="float" office:value="131767" calcext:value-type="float">
            <text:p>131767</text:p>
          </table:table-cell>
          <table:table-cell office:value-type="string" calcext:value-type="string">
            <text:p>gabrielsousa07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ILHERME BALÇA RIBEIRO</text:p>
          </table:table-cell>
          <table:table-cell office:value-type="float" office:value="133371" calcext:value-type="float">
            <text:p>133371</text:p>
          </table:table-cell>
          <table:table-cell office:value-type="string" calcext:value-type="string">
            <text:p>guilherme.ribeir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ILHERME DINIS DE BARROSO LOURENÇO</text:p>
          </table:table-cell>
          <table:table-cell office:value-type="float" office:value="133142" calcext:value-type="float">
            <text:p>133142</text:p>
          </table:table-cell>
          <table:table-cell office:value-type="string" calcext:value-type="string">
            <text:p>guilhermedbl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ÃO TOMÁS LIMA COSTA</text:p>
          </table:table-cell>
          <table:table-cell office:value-type="float" office:value="132606" calcext:value-type="float">
            <text:p>132606</text:p>
          </table:table-cell>
          <table:table-cell office:value-type="string" calcext:value-type="string">
            <text:p>joaotlcost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UCEILA PATRICIA VAZ TAVARES</text:p>
          </table:table-cell>
          <table:table-cell office:value-type="float" office:value="134711" calcext:value-type="float">
            <text:p>134711</text:p>
          </table:table-cell>
          <table:table-cell office:value-type="string" calcext:value-type="string">
            <text:p>juceilatavar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LETÍCIA SILVA PEDROSA</text:p>
          </table:table-cell>
          <table:table-cell office:value-type="float" office:value="132392" calcext:value-type="float">
            <text:p>132392</text:p>
          </table:table-cell>
          <table:table-cell office:value-type="string" calcext:value-type="string">
            <text:p>leticiapedros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TIM DE MIRANDA SANTOS</text:p>
          </table:table-cell>
          <table:table-cell office:value-type="float" office:value="132927" calcext:value-type="float">
            <text:p>132927</text:p>
          </table:table-cell>
          <table:table-cell office:value-type="string" calcext:value-type="string">
            <text:p>martimmsantos07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TILDE FREITAS MOREIRA</text:p>
          </table:table-cell>
          <table:table-cell office:value-type="float" office:value="132357" calcext:value-type="float">
            <text:p>132357</text:p>
          </table:table-cell>
          <table:table-cell office:value-type="string" calcext:value-type="string">
            <text:p>matilde.f.mor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IGUEL CASTANHEIRA FERNANDES</text:p>
          </table:table-cell>
          <table:table-cell office:value-type="float" office:value="119187" calcext:value-type="float">
            <text:p>119187</text:p>
          </table:table-cell>
          <table:table-cell office:value-type="string" calcext:value-type="string">
            <text:p>miguel.c.fernand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IGUEL CASTELHANO DA SILVA</text:p>
          </table:table-cell>
          <table:table-cell office:value-type="float" office:value="133064" calcext:value-type="float">
            <text:p>133064</text:p>
          </table:table-cell>
          <table:table-cell office:value-type="string" calcext:value-type="string">
            <text:p>miguelsilva31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NUNO GONÇALO DIAS GOMES</text:p>
          </table:table-cell>
          <table:table-cell office:value-type="float" office:value="132055" calcext:value-type="float">
            <text:p>132055</text:p>
          </table:table-cell>
          <table:table-cell office:value-type="string" calcext:value-type="string">
            <text:p>nunodiasgom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FONSO CAMELO COSTA</text:p>
          </table:table-cell>
          <table:table-cell office:value-type="float" office:value="132154" calcext:value-type="float">
            <text:p>132154</text:p>
          </table:table-cell>
          <table:table-cell office:value-type="string" calcext:value-type="string">
            <text:p>afonsocc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LEXANDRE SANTOS COSTA SOUSA</text:p>
          </table:table-cell>
          <table:table-cell office:value-type="float" office:value="132229" calcext:value-type="float">
            <text:p>132229</text:p>
          </table:table-cell>
          <table:table-cell office:value-type="string" calcext:value-type="string">
            <text:p>sousa.alexandre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LICE NICOLAU TEMBE</text:p>
          </table:table-cell>
          <table:table-cell office:value-type="float" office:value="134713" calcext:value-type="float">
            <text:p>134713</text:p>
          </table:table-cell>
          <table:table-cell office:value-type="string" calcext:value-type="string">
            <text:p>alice.tembe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NTÓNIO FRANCISCO ROVISCO VIEIRA</text:p>
          </table:table-cell>
          <table:table-cell office:value-type="float" office:value="132331" calcext:value-type="float">
            <text:p>132331</text:p>
          </table:table-cell>
          <table:table-cell office:value-type="string" calcext:value-type="string">
            <text:p>a.r.vieir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CRIJECIA DOS SANTOS VILA NOVA</text:p>
          </table:table-cell>
          <table:table-cell office:value-type="float" office:value="115674" calcext:value-type="float">
            <text:p>115674</text:p>
          </table:table-cell>
          <table:table-cell office:value-type="string" calcext:value-type="string">
            <text:p>crijecia.vilanov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AVID COSTA FERREIRA</text:p>
          </table:table-cell>
          <table:table-cell office:value-type="float" office:value="131942" calcext:value-type="float">
            <text:p>131942</text:p>
          </table:table-cell>
          <table:table-cell office:value-type="string" calcext:value-type="string">
            <text:p>davidcostaferreira05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INIS MANUEL SOARES BRANDÃO</text:p>
          </table:table-cell>
          <table:table-cell office:value-type="float" office:value="132958" calcext:value-type="float">
            <text:p>132958</text:p>
          </table:table-cell>
          <table:table-cell office:value-type="string" calcext:value-type="string">
            <text:p>dinis.branda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UARTE FRANCISCO GONÇALVES MOURA COUTINHO</text:p>
          </table:table-cell>
          <table:table-cell office:value-type="float" office:value="132428" calcext:value-type="float">
            <text:p>132428</text:p>
          </table:table-cell>
          <table:table-cell office:value-type="string" calcext:value-type="string">
            <text:p>duartefcoutinh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ONÇALO DA SILVA MARQUES</text:p>
          </table:table-cell>
          <table:table-cell office:value-type="float" office:value="133170" calcext:value-type="float">
            <text:p>133170</text:p>
          </table:table-cell>
          <table:table-cell office:value-type="string" calcext:value-type="string">
            <text:p>goncalo.marques2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ONÇALO DINIS FERREIRA COELHO</text:p>
          </table:table-cell>
          <table:table-cell office:value-type="float" office:value="132782" calcext:value-type="float">
            <text:p>132782</text:p>
          </table:table-cell>
          <table:table-cell office:value-type="string" calcext:value-type="string">
            <text:p>gcoelh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ONÇALO FIALHO FIGO</text:p>
          </table:table-cell>
          <table:table-cell office:value-type="float" office:value="132318" calcext:value-type="float">
            <text:p>132318</text:p>
          </table:table-cell>
          <table:table-cell office:value-type="string" calcext:value-type="string">
            <text:p>goncalofig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ÃO ANDRÉ SILVA VIEIRA</text:p>
          </table:table-cell>
          <table:table-cell office:value-type="float" office:value="132523" calcext:value-type="float">
            <text:p>132523</text:p>
          </table:table-cell>
          <table:table-cell office:value-type="string" calcext:value-type="string">
            <text:p>joaoandresilvavieir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ÃO COUTINHO SOARES</text:p>
          </table:table-cell>
          <table:table-cell office:value-type="float" office:value="132389" calcext:value-type="float">
            <text:p>132389</text:p>
          </table:table-cell>
          <table:table-cell office:value-type="string" calcext:value-type="string">
            <text:p>joaoc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ÃO FRANCISCO DA COSTA COELHO</text:p>
          </table:table-cell>
          <table:table-cell office:value-type="float" office:value="133165" calcext:value-type="float">
            <text:p>133165</text:p>
          </table:table-cell>
          <table:table-cell office:value-type="string" calcext:value-type="string">
            <text:p>joao.franc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ÃO VITOR CALHEIROS FONTES DE BRITO</text:p>
          </table:table-cell>
          <table:table-cell office:value-type="float" office:value="133145" calcext:value-type="float">
            <text:p>133145</text:p>
          </table:table-cell>
          <table:table-cell office:value-type="string" calcext:value-type="string">
            <text:p>joaovbrit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EANDRO RAFAEL ESTEVES TORRALVO</text:p>
          </table:table-cell>
          <table:table-cell office:value-type="float" office:value="131908" calcext:value-type="float">
            <text:p>131908</text:p>
          </table:table-cell>
          <table:table-cell office:value-type="string" calcext:value-type="string">
            <text:p>leandroretorralv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RIANA MELCHIOR PEREIRA TAVARES</text:p>
          </table:table-cell>
          <table:table-cell office:value-type="float" office:value="131790" calcext:value-type="float">
            <text:p>131790</text:p>
          </table:table-cell>
          <table:table-cell office:value-type="string" calcext:value-type="string">
            <text:p>mariana.mp.tavar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RTA GOMES DUARTE</text:p>
          </table:table-cell>
          <table:table-cell office:value-type="float" office:value="132996" calcext:value-type="float">
            <text:p>132996</text:p>
          </table:table-cell>
          <table:table-cell office:value-type="string" calcext:value-type="string">
            <text:p>marta.g.duarte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RTIM MIGUEL FIGUEIREDO MIRANDA</text:p>
          </table:table-cell>
          <table:table-cell office:value-type="float" office:value="132972" calcext:value-type="float">
            <text:p>132972</text:p>
          </table:table-cell>
          <table:table-cell office:value-type="string" calcext:value-type="string">
            <text:p>martimmirand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EDRO FRANCISCO SAMPAIO FERREIRA</text:p>
          </table:table-cell>
          <table:table-cell office:value-type="float" office:value="132591" calcext:value-type="float">
            <text:p>132591</text:p>
          </table:table-cell>
          <table:table-cell office:value-type="string" calcext:value-type="string">
            <text:p>pedrofs.ferreir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ANTIAGO RAFAEL PEREIRA DINIZ ROLDÃO</text:p>
          </table:table-cell>
          <table:table-cell office:value-type="float" office:value="133205" calcext:value-type="float">
            <text:p>133205</text:p>
          </table:table-cell>
          <table:table-cell office:value-type="string" calcext:value-type="string">
            <text:p>santiago.rolda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ÉRGIO ALEXANDRE MARTINS MATOS</text:p>
          </table:table-cell>
          <table:table-cell office:value-type="float" office:value="132513" calcext:value-type="float">
            <text:p>132513</text:p>
          </table:table-cell>
          <table:table-cell office:value-type="string" calcext:value-type="string">
            <text:p>sergiomatos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ALTAMIR PESSOA DE SIQUEIRA JUNIOR</text:p>
          </table:table-cell>
          <table:table-cell office:value-type="float" office:value="129513" calcext:value-type="float">
            <text:p>129513</text:p>
          </table:table-cell>
          <table:table-cell office:value-type="string" calcext:value-type="string">
            <text:p>altamirpessoa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ANDRÉ TEIXEIRA MALTEZ</text:p>
          </table:table-cell>
          <table:table-cell office:value-type="float" office:value="132855" calcext:value-type="float">
            <text:p>132855</text:p>
          </table:table-cell>
          <table:table-cell office:value-type="string" calcext:value-type="string">
            <text:p>andretmaltez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BARTOSZ TARKOWSKI</text:p>
          </table:table-cell>
          <table:table-cell office:value-type="float" office:value="130148" calcext:value-type="float">
            <text:p>130148</text:p>
          </table:table-cell>
          <table:table-cell office:value-type="string" calcext:value-type="string">
            <text:p>bartosz.tarkowski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BEATRIZ DE JESUS SEMEDO DE CARVALHO</text:p>
          </table:table-cell>
          <table:table-cell office:value-type="float" office:value="135059" calcext:value-type="float">
            <text:p>135059</text:p>
          </table:table-cell>
          <table:table-cell office:value-type="string" calcext:value-type="string">
            <text:p>beatrizjsc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CAMILA ALBUQUERQUE RAMIRES FERREIRA DA COSTA</text:p>
          </table:table-cell>
          <table:table-cell office:value-type="float" office:value="132951" calcext:value-type="float">
            <text:p>132951</text:p>
          </table:table-cell>
          <table:table-cell office:value-type="string" calcext:value-type="string">
            <text:p>camila.costa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EDUARDO MIGUEL OLIVEIRA DA COSTA RÊPAS</text:p>
          </table:table-cell>
          <table:table-cell office:value-type="float" office:value="132828" calcext:value-type="float">
            <text:p>132828</text:p>
          </table:table-cell>
          <table:table-cell office:value-type="string" calcext:value-type="string">
            <text:p>eduardo.repas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FILIPE DA CONCEIÇÃO MIRANDA</text:p>
          </table:table-cell>
          <table:table-cell office:value-type="float" office:value="132457" calcext:value-type="float">
            <text:p>132457</text:p>
          </table:table-cell>
          <table:table-cell office:value-type="string" calcext:value-type="string">
            <text:p>fcmiranda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GIL MARQUES MORAIS</text:p>
          </table:table-cell>
          <table:table-cell office:value-type="float" office:value="132237" calcext:value-type="float">
            <text:p>132237</text:p>
          </table:table-cell>
          <table:table-cell office:value-type="string" calcext:value-type="string">
            <text:p>gmmorais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JOÃO PAULO OLIVEIRA PENAJÓIA</text:p>
          </table:table-cell>
          <table:table-cell office:value-type="float" office:value="133061" calcext:value-type="float">
            <text:p>133061</text:p>
          </table:table-cell>
          <table:table-cell office:value-type="string" calcext:value-type="string">
            <text:p>joaopenajoia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JOSÉ ANTÓNIO MARTINS CORGA</text:p>
          </table:table-cell>
          <table:table-cell office:value-type="float" office:value="132064" calcext:value-type="float">
            <text:p>132064</text:p>
          </table:table-cell>
          <table:table-cell office:value-type="string" calcext:value-type="string">
            <text:p>josecorga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LIA BAPTISTA MORAIS FERREIRA</text:p>
          </table:table-cell>
          <table:table-cell office:value-type="float" office:value="133150" calcext:value-type="float">
            <text:p>133150</text:p>
          </table:table-cell>
          <table:table-cell office:value-type="string" calcext:value-type="string">
            <text:p>liaferreira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MARTIM LOPES SARMENTO</text:p>
          </table:table-cell>
          <table:table-cell office:value-type="float" office:value="132989" calcext:value-type="float">
            <text:p>132989</text:p>
          </table:table-cell>
          <table:table-cell office:value-type="string" calcext:value-type="string">
            <text:p>martimsarmento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MAX TOMLYAK</text:p>
          </table:table-cell>
          <table:table-cell office:value-type="float" office:value="132734" calcext:value-type="float">
            <text:p>132734</text:p>
          </table:table-cell>
          <table:table-cell office:value-type="string" calcext:value-type="string">
            <text:p>max.tomlyak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PEDRO FERNANDES DOS SANTOS</text:p>
          </table:table-cell>
          <table:table-cell office:value-type="float" office:value="132089" calcext:value-type="float">
            <text:p>132089</text:p>
          </table:table-cell>
          <table:table-cell office:value-type="string" calcext:value-type="string">
            <text:p>pedrof.santos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RAFAEL ALEXANDRE ALMEIDA ALVES</text:p>
          </table:table-cell>
          <table:table-cell office:value-type="float" office:value="131828" calcext:value-type="float">
            <text:p>131828</text:p>
          </table:table-cell>
          <table:table-cell office:value-type="string" calcext:value-type="string">
            <text:p>rafaelaaalves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RODRIGO GOMES CEREJO</text:p>
          </table:table-cell>
          <table:table-cell office:value-type="float" office:value="133153" calcext:value-type="float">
            <text:p>133153</text:p>
          </table:table-cell>
          <table:table-cell office:value-type="string" calcext:value-type="string">
            <text:p>cerejo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RODRIGO TOMÁSIO DE JESUS</text:p>
          </table:table-cell>
          <table:table-cell office:value-type="float" office:value="132954" calcext:value-type="float">
            <text:p>132954</text:p>
          </table:table-cell>
          <table:table-cell office:value-type="string" calcext:value-type="string">
            <text:p>rodrigojesus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SOFIA CARNEIRO MIRANDA</text:p>
          </table:table-cell>
          <table:table-cell office:value-type="float" office:value="132000" calcext:value-type="float">
            <text:p>132000</text:p>
          </table:table-cell>
          <table:table-cell office:value-type="string" calcext:value-type="string">
            <text:p>sofiacmiranda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SOFIA GOUVEIA DE PIRES MARQUES</text:p>
          </table:table-cell>
          <table:table-cell office:value-type="float" office:value="132405" calcext:value-type="float">
            <text:p>132405</text:p>
          </table:table-cell>
          <table:table-cell office:value-type="string" calcext:value-type="string">
            <text:p>sofiapmarques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OMÁS SIMÕES FIGUEIREDO VIEIRA</text:p>
          </table:table-cell>
          <table:table-cell office:value-type="float" office:value="132844" calcext:value-type="float">
            <text:p>132844</text:p>
          </table:table-cell>
          <table:table-cell office:value-type="string" calcext:value-type="string">
            <text:p>tomas.vieira@ua.p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VASCO GIL PINTO DA SILVA</text:p>
          </table:table-cell>
          <table:table-cell office:value-type="float" office:value="133081" calcext:value-type="float">
            <text:p>133081</text:p>
          </table:table-cell>
          <table:table-cell office:value-type="string" calcext:value-type="string">
            <text:p>vascogpsilva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ADRIAN MANUEL LOBO MARTINS</text:p>
          </table:table-cell>
          <table:table-cell office:value-type="float" office:value="132160" calcext:value-type="float">
            <text:p>132160</text:p>
          </table:table-cell>
          <table:table-cell office:value-type="string" calcext:value-type="string">
            <text:p>adrian.martins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ADRIANA BARREIRO MARTINS</text:p>
          </table:table-cell>
          <table:table-cell office:value-type="float" office:value="132842" calcext:value-type="float">
            <text:p>132842</text:p>
          </table:table-cell>
          <table:table-cell office:value-type="string" calcext:value-type="string">
            <text:p>adrianabarreiromartins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ARTHUR HAERDY MONTEIRO</text:p>
          </table:table-cell>
          <table:table-cell office:value-type="float" office:value="122886" calcext:value-type="float">
            <text:p>122886</text:p>
          </table:table-cell>
          <table:table-cell office:value-type="string" calcext:value-type="string">
            <text:p>ahaerdy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BOHDAN BAZHALUK</text:p>
          </table:table-cell>
          <table:table-cell office:value-type="float" office:value="131776" calcext:value-type="float">
            <text:p>131776</text:p>
          </table:table-cell>
          <table:table-cell office:value-type="string" calcext:value-type="string">
            <text:p>bohdanbazhaluk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DIOGO MIGUEL PEREIRA AREDE</text:p>
          </table:table-cell>
          <table:table-cell office:value-type="float" office:value="132465" calcext:value-type="float">
            <text:p>132465</text:p>
          </table:table-cell>
          <table:table-cell office:value-type="string" calcext:value-type="string">
            <text:p>diogoarede07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FILIPE MANUEL DE SOUSA LOPES</text:p>
          </table:table-cell>
          <table:table-cell office:value-type="float" office:value="132843" calcext:value-type="float">
            <text:p>132843</text:p>
          </table:table-cell>
          <table:table-cell office:value-type="string" calcext:value-type="string">
            <text:p>fm.lopes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JOAO DIOGO AMARAL ANDRADE</text:p>
          </table:table-cell>
          <table:table-cell office:value-type="float" office:value="132517" calcext:value-type="float">
            <text:p>132517</text:p>
          </table:table-cell>
          <table:table-cell office:value-type="string" calcext:value-type="string">
            <text:p>joaoandrade99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JOÃO MIGUEL CARVALHO DA COSTA</text:p>
          </table:table-cell>
          <table:table-cell office:value-type="float" office:value="133052" calcext:value-type="float">
            <text:p>133052</text:p>
          </table:table-cell>
          <table:table-cell office:value-type="string" calcext:value-type="string">
            <text:p>joao.miguel.costa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JOÃO PEDRO ALEXANDRE REIS</text:p>
          </table:table-cell>
          <table:table-cell office:value-type="float" office:value="132982" calcext:value-type="float">
            <text:p>132982</text:p>
          </table:table-cell>
          <table:table-cell office:value-type="string" calcext:value-type="string">
            <text:p>jpreis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LUCAS FIGUEIRA AFONSO</text:p>
          </table:table-cell>
          <table:table-cell office:value-type="float" office:value="133042" calcext:value-type="float">
            <text:p>133042</text:p>
          </table:table-cell>
          <table:table-cell office:value-type="string" calcext:value-type="string">
            <text:p>lucas.afonso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LUIS PEDRO RIBEIRO LOURO SANTOS</text:p>
          </table:table-cell>
          <table:table-cell office:value-type="float" office:value="131813" calcext:value-type="float">
            <text:p>131813</text:p>
          </table:table-cell>
          <table:table-cell office:value-type="string" calcext:value-type="string">
            <text:p>luispedro18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MARC ALEXANDRE MANTEIGAS GAMELAS</text:p>
          </table:table-cell>
          <table:table-cell office:value-type="float" office:value="50615" calcext:value-type="float">
            <text:p>50615</text:p>
          </table:table-cell>
          <table:table-cell office:value-type="string" calcext:value-type="string">
            <text:p>mgamelas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PEDRO MARTINS CORREIA</text:p>
          </table:table-cell>
          <table:table-cell office:value-type="float" office:value="126025" calcext:value-type="float">
            <text:p>126025</text:p>
          </table:table-cell>
          <table:table-cell office:value-type="string" calcext:value-type="string">
            <text:p>pmcorreia06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PEDRO ROUXINOL FERREIRA</text:p>
          </table:table-cell>
          <table:table-cell office:value-type="float" office:value="132745" calcext:value-type="float">
            <text:p>132745</text:p>
          </table:table-cell>
          <table:table-cell office:value-type="string" calcext:value-type="string">
            <text:p>pedrorferreira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RAFAEL SIMÃO LOPES</text:p>
          </table:table-cell>
          <table:table-cell office:value-type="float" office:value="131900" calcext:value-type="float">
            <text:p>131900</text:p>
          </table:table-cell>
          <table:table-cell office:value-type="string" calcext:value-type="string">
            <text:p>rafael.sl17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RODRIGO PINHO DA FONSECA</text:p>
          </table:table-cell>
          <table:table-cell office:value-type="float" office:value="124726" calcext:value-type="float">
            <text:p>124726</text:p>
          </table:table-cell>
          <table:table-cell office:value-type="string" calcext:value-type="string">
            <text:p>rodrigo.pinho.fonseca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RÚBEN DA SILVA MARQUES</text:p>
          </table:table-cell>
          <table:table-cell office:value-type="float" office:value="133155" calcext:value-type="float">
            <text:p>133155</text:p>
          </table:table-cell>
          <table:table-cell office:value-type="string" calcext:value-type="string">
            <text:p>ruben.marques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SAMUEL PEREIRA RICARTE</text:p>
          </table:table-cell>
          <table:table-cell office:value-type="float" office:value="132877" calcext:value-type="float">
            <text:p>132877</text:p>
          </table:table-cell>
          <table:table-cell office:value-type="string" calcext:value-type="string">
            <text:p>samuelpricarte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SIMAO DA SILVA ALVES</text:p>
          </table:table-cell>
          <table:table-cell office:value-type="float" office:value="132723" calcext:value-type="float">
            <text:p>132723</text:p>
          </table:table-cell>
          <table:table-cell office:value-type="string" calcext:value-type="string">
            <text:p>simao.alves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TIAGO GABRIEL SIMÕES PIRES</text:p>
          </table:table-cell>
          <table:table-cell office:value-type="float" office:value="132301" calcext:value-type="float">
            <text:p>132301</text:p>
          </table:table-cell>
          <table:table-cell office:value-type="string" calcext:value-type="string">
            <text:p>tiago.pires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VICTÓRIA OLIVEIRA GAMBOA DA SILVA</text:p>
          </table:table-cell>
          <table:table-cell office:value-type="float" office:value="132987" calcext:value-type="float">
            <text:p>132987</text:p>
          </table:table-cell>
          <table:table-cell office:value-type="string" calcext:value-type="string">
            <text:p>victoriagamboa@ua.pt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YURAN MIGUEL GONÇALVES CARRELO</text:p>
          </table:table-cell>
          <table:table-cell office:value-type="float" office:value="132235" calcext:value-type="float">
            <text:p>132235</text:p>
          </table:table-cell>
          <table:table-cell office:value-type="string" calcext:value-type="string">
            <text:p>yurancarrelo@ua.pt</text:p>
          </table:table-cell>
        </table:table-row>
      </table:table>
      <table:table table:name="Grupos TP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1:44:36.133951486</meta:creation-date>
    <dc:date>2025-11-06T11:57:25.030182807</dc:date>
    <meta:editing-duration>PT12M47S</meta:editing-duration>
    <meta:editing-cycles>5</meta:editing-cycles>
    <meta:generator>LibreOffice/25.8.2.2$Linux_X86_64 LibreOffice_project/d401f2107ccab8f924a8e2df40f573aab7605b6f</meta:generator>
    <meta:document-statistic meta:table-count="2" meta:cell-count="356" meta:object-count="0"/>
  </office:meta>
</office:document-meta>
</file>